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M_20_page_20_paire_20__28_G_29_">
      <style:text-properties officeooo:rsid="0101a5c8" officeooo:paragraph-rsid="0101a5c8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D_20_page_20_paire_20__28_G_29_">
      <style:text-properties officeooo:rsid="0101821f" officeooo:paragraph-rsid="0101821f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paire_20__28_G_29_">
      <style:text-properties officeooo:paragraph-rsid="00fe4814"/>
    </style:style>
    <style:style style:name="P8" style:family="paragraph" style:parent-style-name="_5f_Header_20_G_20_page_20_paire_20__28_G_29_">
      <style:text-properties officeooo:rsid="00fbc68f" officeooo:paragraph-rsid="00fbc68f"/>
    </style:style>
    <style:style style:name="P9" style:family="paragraph" style:parent-style-name="_5f_Header_20_G_20_page_20_paire_20__28_G_29_">
      <style:text-properties officeooo:rsid="00ff3616" officeooo:paragraph-rsid="00ff3616"/>
    </style:style>
    <style:style style:name="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1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2" style:family="paragraph" style:parent-style-name="_5f_Footer_20_page_20_impaire_20__28_D_29_">
      <style:text-properties officeooo:paragraph-rsid="01316a8b"/>
    </style:style>
    <style:style style:name="P13" style:family="paragraph" style:parent-style-name="_5f_Footer_20_page_20_impaire_20__28_D_29_"/>
    <style:style style:name="P1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19" style:family="paragraph" style:parent-style-name="_5f_Footer_20_page_20_paire_20__28_G_29_">
      <style:text-properties officeooo:paragraph-rsid="013b50d8"/>
    </style:style>
    <style:style style:name="P20" style:family="paragraph" style:parent-style-name="_5f_Footer_20_page_20_paire_20__28_G_29_">
      <style:text-properties officeooo:paragraph-rsid="01397109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/>
    <style:style style:name="P25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P26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P27" style:family="paragraph" style:parent-style-name="_5f_Paragraphe_5f_avec_5f_Num_5f_Question" style:list-style-name="_5f_Numérotation_20_des_20_exercices"/>
    <style:style style:name="P28" style:family="paragraph" style:parent-style-name="_5f_Paragraphe_5f_avec_5f_Num_5f_Question" style:list-style-name="_5f_Numérotation_20_des_20_exercices">
      <style:paragraph-properties fo:text-align="start" style:justify-single-word="false"/>
    </style:style>
    <style:style style:name="P29" style:family="paragraph" style:parent-style-name="_5f_Premier_5f_Titre_5f_Exercices_5f_avec_5f_Num_20_Exo_5f_Avec_5f_Titre" style:list-style-name="_5f_Numérotation_20_des_20_exercices"/>
    <style:style style:name="P30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1" style:family="paragraph" style:parent-style-name="_5f_Titre_5f_Exercices_5f_avec_5f_Titre" style:list-style-name="_5f_Numérotation_20_des_20_exercices"/>
    <style:style style:name="P32" style:family="paragraph" style:parent-style-name="_5f_Titre_5f_Exercices_5f_sans_5f_Titre" style:list-style-name="_5f_Numérotation_20_des_20_exercices"/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8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loext:color-lum-mod="100%" loext:color-lum-off="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40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="solid" draw:fill-color="#7fb241"/>
    </style:style>
    <style:style style:name="P52" style:family="paragraph">
      <loext:graphic-properties draw:fill="solid" draw:fill-color="#9d0f89"/>
    </style:style>
    <style:style style:name="P53" style:family="paragraph">
      <loext:graphic-properties draw:fill="solid" draw:fill-color="#1ca2b8"/>
    </style:style>
    <style:style style:name="P54" style:family="paragraph">
      <loext:graphic-properties draw:fill="solid" draw:fill-color="#d7e12c"/>
    </style:style>
    <style:style style:name="P5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officeooo:rsid="00b7d54d"/>
    </style:style>
    <style:style style:name="T8" style:family="text"/>
    <style:style style:name="T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ffffff" loext:opacity="100%" style:text-outline="false" style:text-line-through-style="none" style:text-line-through-type="none" style:font-name="Arial1" fo:font-size="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" style:family="graphic">
      <style:graphic-properties draw:stroke="solid" draw:stroke-dash="Dashed_20__28_var_29__20_6284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" style:family="graphic">
      <style:graphic-properties draw:stroke="solid" draw:stroke-dash="Dashed_20__28_var_29__20_6285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none" svg:stroke-width="0.019cm" svg:stroke-color="#000000" draw:marker-start-width="0.213cm" draw:marker-start-center="false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7cm" fo:min-width="0.25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201cm" draw:marker-start-center="false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solid" draw:stroke-dash="Dashed_20__28_var_29__20_6286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svg:stroke-width="0.019cm" svg:stroke-color="#000000" draw:marker-start-width="0.201cm" draw:marker-start-center="false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25cm" svg:stroke-color="#000000" draw:marker-start="" draw:marker-start-width="0.025cm" draw:marker-start-center="false" draw:marker-end="" draw:marker-end-width="0.025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25cm" svg:stroke-color="#000000" draw:marker-start="" draw:marker-start-width="0.025cm" draw:marker-start-center="false" draw:marker-end="" draw:marker-end-width="0.025cm" draw:marker-end-center="false" draw:fill="solid" draw:fill-color="#0000ff" draw:opacity="0%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-width="0.224cm" draw:marker-start-center="false" draw:marker-end-width="0.224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413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="Dimension_20_Lines" draw:marker-start-width="0.183cm" draw:marker-start-center="false" draw:marker-end="Dimension_20_Lines" draw:marker-end-width="0.183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9" style:family="graphic">
      <style:graphic-properties style:run-through="foreground" style:wrap="left" style:number-wrapped-paragraphs="no-limit" style:wrap-contour="true" style:wrap-contour-mode="full" style:vertical-pos="from-top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5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9cm" fo:min-width="0.1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15cm" fo:min-width="0.22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6325" svg:stroke-width="0.019cm" svg:stroke-color="#1ca2b8" draw:marker-start="" draw:marker-start-width="0.199cm" draw:marker-start-center="false" draw:marker-end="" draw:marker-end-width="0.199cm" draw:marker-end-center="false" draw:fill="none" draw:fill-color="#99ccff" draw:textarea-horizontal-align="justify" draw:textarea-vertical-align="middle" draw:auto-grow-height="false" fo:min-height="0cm" fo:min-width="0cm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7284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" style:family="graphic">
      <style:graphic-properties draw:stroke="solid" draw:stroke-dash="Dashed_20__28_var_29__20_6330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6329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328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331" svg:stroke-width="0.019cm" svg:stroke-color="#1ca2b8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27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51805313" text:style-name="_5f_Numérotation_20_des_20_exercices">
        <text:list-item>
          <text:h text:style-name="P30" text:outline-level="1"><text:span text:style-name="_5f_Caractères"><text:s/>Construis la médiatrice de chaque segment en utilisant le quadrillage.</text:span></text:h>
        </text:list-item>
      </text:list>
      <text:h text:style-name="_5f_Paragraphe" text:outline-level="1"><text:span text:style-name="_5f_Caractères"><draw:g text:anchor-type="as-char" svg:y="-2.263cm" draw:z-index="62" draw:name="Forme 38" draw:style-name="gr16"><draw:g draw:style-name="gr2"><draw:line draw:style-name="gr17" draw:text-style-name="P43" svg:x1="0cm" svg:y1="0cm" svg:x2="9cm" svg:y2="0cm"><text:p/></draw:line><draw:line draw:style-name="gr17" draw:text-style-name="P43" svg:x1="0cm" svg:y1="0.5cm" svg:x2="9cm" svg:y2="0.5cm"><text:p/></draw:line><draw:line draw:style-name="gr17" draw:text-style-name="P43" svg:x1="0cm" svg:y1="1cm" svg:x2="9cm" svg:y2="1cm"><text:p/></draw:line><draw:line draw:style-name="gr17" draw:text-style-name="P43" svg:x1="0cm" svg:y1="1.5cm" svg:x2="9cm" svg:y2="1.5cm"><text:p/></draw:line><draw:line draw:style-name="gr17" draw:text-style-name="P43" svg:x1="0cm" svg:y1="2cm" svg:x2="9cm" svg:y2="2cm"><text:p/></draw:line><draw:line draw:style-name="gr17" draw:text-style-name="P43" svg:x1="0cm" svg:y1="2.5cm" svg:x2="9cm" svg:y2="2.5cm"><text:p/></draw:line><draw:line draw:style-name="gr17" draw:text-style-name="P43" svg:x1="0cm" svg:y1="3cm" svg:x2="9cm" svg:y2="3cm"><text:p/></draw:line><draw:line draw:style-name="gr17" draw:text-style-name="P43" svg:x1="0cm" svg:y1="3.501cm" svg:x2="9cm" svg:y2="3.501cm"><text:p/></draw:line><draw:line draw:style-name="gr17" draw:text-style-name="P43" svg:x1="0cm" svg:y1="4.002cm" svg:x2="9cm" svg:y2="4.002cm"><text:p/></draw:line><draw:line draw:style-name="gr17" draw:text-style-name="P43" svg:x1="0cm" svg:y1="4.501cm" svg:x2="9cm" svg:y2="4.501cm"><text:p/></draw:line><draw:line draw:style-name="gr17" draw:text-style-name="P43" svg:x1="0cm" svg:y1="5.002cm" svg:x2="9cm" svg:y2="5.002cm"><text:p/></draw:line><draw:line draw:style-name="gr17" draw:text-style-name="P43" svg:x1="5cm" svg:y1="0cm" svg:x2="5cm" svg:y2="5cm"><text:p/></draw:line><draw:line draw:style-name="gr17" draw:text-style-name="P43" svg:x1="4.5cm" svg:y1="0cm" svg:x2="4.5cm" svg:y2="5cm"><text:p/></draw:line><draw:line draw:style-name="gr17" draw:text-style-name="P43" svg:x1="4cm" svg:y1="0cm" svg:x2="4cm" svg:y2="5cm"><text:p/></draw:line><draw:line draw:style-name="gr17" draw:text-style-name="P43" svg:x1="3.5cm" svg:y1="0cm" svg:x2="3.5cm" svg:y2="5cm"><text:p/></draw:line><draw:line draw:style-name="gr17" draw:text-style-name="P43" svg:x1="3cm" svg:y1="0cm" svg:x2="3cm" svg:y2="5cm"><text:p/></draw:line><draw:line draw:style-name="gr17" draw:text-style-name="P43" svg:x1="2.5cm" svg:y1="0cm" svg:x2="2.5cm" svg:y2="5cm"><text:p/></draw:line><draw:line draw:style-name="gr17" draw:text-style-name="P43" svg:x1="2cm" svg:y1="0cm" svg:x2="2cm" svg:y2="5cm"><text:p/></draw:line><draw:line draw:style-name="gr17" draw:text-style-name="P43" svg:x1="1.5cm" svg:y1="0cm" svg:x2="1.5cm" svg:y2="5cm"><text:p/></draw:line><draw:line draw:style-name="gr17" draw:text-style-name="P43" svg:x1="1cm" svg:y1="0cm" svg:x2="1cm" svg:y2="5cm"><text:p/></draw:line><draw:line draw:style-name="gr17" draw:text-style-name="P43" svg:x1="0.5cm" svg:y1="0cm" svg:x2="0.5cm" svg:y2="5cm"><text:p/></draw:line><draw:line draw:style-name="gr17" draw:text-style-name="P43" svg:x1="0cm" svg:y1="0cm" svg:x2="0cm" svg:y2="5cm"><text:p/></draw:line><draw:line draw:style-name="gr17" draw:text-style-name="P43" svg:x1="9cm" svg:y1="0cm" svg:x2="9cm" svg:y2="5cm"><text:p/></draw:line><draw:line draw:style-name="gr17" draw:text-style-name="P43" svg:x1="8.5cm" svg:y1="0cm" svg:x2="8.5cm" svg:y2="5cm"><text:p/></draw:line><draw:line draw:style-name="gr17" draw:text-style-name="P43" svg:x1="8cm" svg:y1="0cm" svg:x2="8cm" svg:y2="5cm"><text:p/></draw:line><draw:line draw:style-name="gr17" draw:text-style-name="P43" svg:x1="7.5cm" svg:y1="0cm" svg:x2="7.5cm" svg:y2="5cm"><text:p/></draw:line><draw:line draw:style-name="gr17" draw:text-style-name="P43" svg:x1="7cm" svg:y1="0cm" svg:x2="7cm" svg:y2="5cm"><text:p/></draw:line><draw:line draw:style-name="gr17" draw:text-style-name="P43" svg:x1="6.5cm" svg:y1="0cm" svg:x2="6.5cm" svg:y2="5cm"><text:p/></draw:line><draw:line draw:style-name="gr17" draw:text-style-name="P43" svg:x1="6cm" svg:y1="0cm" svg:x2="6cm" svg:y2="5cm"><text:p/></draw:line><draw:line draw:style-name="gr17" draw:text-style-name="P43" svg:x1="5.5cm" svg:y1="0cm" svg:x2="5.5cm" svg:y2="5cm"><text:p/></draw:line></draw:g><draw:g draw:style-name="gr2"><draw:line draw:style-name="gr18" draw:text-style-name="P43" svg:x1="0.499cm" svg:y1="1cm" svg:x2="4.5cm" svg:y2="1cm"><text:p/></draw:line><draw:line draw:style-name="gr18" draw:text-style-name="P43" svg:x1="1.5cm" svg:y1="4.501cm" svg:x2="3.5cm" svg:y2="2.501cm"><text:p/></draw:line><draw:line draw:style-name="gr18" draw:text-style-name="P43" svg:x1="8.5cm" svg:y1="3.501cm" svg:x2="8.5cm" svg:y2="0.501cm"><text:p/></draw:line><draw:line draw:style-name="gr18" draw:text-style-name="P43" svg:x1="7.5cm" svg:y1="4.501cm" svg:x2="5cm" svg:y2="0.501cm"><text:p/></draw:line></draw:g></draw:g></text:span></text:h>
      <text:h text:style-name="_5f_Paragraphe" text:outline-level="1"><text:span text:style-name="_5f_Caractères"/></text:h>
      <text:list xml:id="list141337265384583" text:continue-numbering="true" text:style-name="_5f_Numérotation_20_des_20_exercices">
        <text:list-item>
          <text:h text:style-name="P32" text:outline-level="1"><text:span text:style-name="_5f_Caractères">Construis la médiatrice de chaque segment à la règle et au compas.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as-char" draw:z-index="65" draw:name="Forme 43" draw:style-name="gr1"><draw:g draw:style-name="gr2"><draw:frame draw:style-name="gr3" draw:text-style-name="P34" svg:width="0.253cm" svg:height="0.436cm" svg:x="4.898cm" svg:y="3.602cm"><draw:text-box><text:p text:style-name="P33"><text:span text:style-name="T9">C</text:span></text:p></draw:text-box></draw:frame><draw:line draw:style-name="gr4" draw:text-style-name="P35" svg:x1="5.259cm" svg:y1="3.72cm" svg:x2="7.821cm" svg:y2="2.029cm"><text:p/></draw:line><draw:frame draw:style-name="gr5" draw:text-style-name="P34" svg:width="0.276cm" svg:height="0.438cm" svg:x="7.953cm" svg:y="1.727cm"><draw:text-box><text:p text:style-name="P33"><text:span text:style-name="T9">D</text:span></text:p></draw:text-box></draw:frame></draw:g><draw:g draw:style-name="gr2"><draw:frame draw:style-name="gr3" draw:text-style-name="P34" svg:width="0.253cm" svg:height="0.436cm" svg:x="3.089cm" svg:y="5.459cm"><draw:text-box><text:p text:style-name="P33"><text:span text:style-name="T9">F</text:span></text:p></draw:text-box></draw:frame><draw:line draw:style-name="gr6" draw:text-style-name="P35" svg:x1="3.03cm" svg:y1="5.458cm" svg:x2="0.163cm" svg:y2="1.947cm"><text:p/></draw:line><draw:frame draw:style-name="gr7" draw:text-style-name="P34" svg:width="0.253cm" svg:height="0.438cm" svg:x="0cm" svg:y="1.512cm"><draw:text-box><text:p text:style-name="P33"><text:span text:style-name="T9">E</text:span></text:p></draw:text-box></draw:frame></draw:g><draw:g draw:style-name="gr2"><draw:g draw:style-name="gr2"><draw:frame draw:style-name="gr8" draw:text-style-name="P37" svg:width="0.253cm" svg:height="0.436cm" svg:x="0.191cm" svg:y="0cm"><draw:text-box><text:p text:style-name="P36"><text:span text:style-name="T10">A</text:span></text:p></draw:text-box></draw:frame><draw:line draw:style-name="gr9" draw:text-style-name="P38" svg:x1="0.628cm" svg:y1="0.237cm" svg:x2="4.256cm" svg:y2="0.478cm"><text:p/></draw:line></draw:g><draw:frame draw:style-name="gr10" draw:text-style-name="P37" svg:width="0.251cm" svg:height="0.436cm" svg:x="4.44cm" svg:y="0.256cm"><draw:text-box><text:p text:style-name="P36"><text:span text:style-name="T10">B</text:span></text:p></draw:text-box></draw:frame></draw:g></draw:g></text:h>
      <text:list xml:id="list141335694221799" text:continue-numbering="true" text:style-name="_5f_Numérotation_20_des_20_exercices">
        <text:list-item>
          <text:h text:style-name="P32" text:outline-level="1"><text:span text:style-name="_5f_Caractères">Construis la médiatrice de chacun des trois côtés du triangle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<draw:g text:anchor-type="as-char" draw:z-index="64" draw:name="Forme 44" draw:style-name="gr11"><draw:frame draw:name="DescriptionOOoTep 2" draw:style-name="gr12" draw:text-style-name="P39" svg:width="0.003cm" svg:height="0.003cm" svg:x="0cm" svg:y="0cm"><draw:text-box><text:p text:style-name="P33"><text:span text:style-name="T11">@options;</text:span></text:p><text:p text:style-name="P33"><text:span text:style-name="T11"/></text:p><text:p text:style-name="P33"><text:span text:style-name="T11">@figure;</text:span></text:p><text:p text:style-name="P33"><text:span text:style-name="T11"><text:s text:c="2"/></text:span><text:span text:style-name="T11">A = point( 10.43 , -0.53 ) <text:s/>{ i };</text:span></text:p><text:p text:style-name="P33"><text:span text:style-name="T11"><text:s text:c="2"/></text:span><text:span text:style-name="T11">B = point( 2.43 , 3.8 ) <text:s/>{ i };</text:span></text:p><text:p text:style-name="P33"><text:span text:style-name="T11"><text:s text:c="2"/></text:span><text:span text:style-name="T11">C = point( 2.87 , -2.9 ) <text:s/>{ i };</text:span></text:p><text:p text:style-name="P33"><text:span text:style-name="T11"><text:s text:c="2"/></text:span><text:span text:style-name="T11">polyABC = polygone( A , B , C <text:s/>);</text:span></text:p><text:p text:style-name="P33"><text:span text:style-name="T11"/></text:p><text:p text:style-name="P33"><text:span text:style-name="T11"/></text:p></draw:text-box></draw:frame><draw:polygon draw:style-name="gr13" draw:text-style-name="P40" svg:width="6.865cm" svg:height="4.841cm" svg:x="0cm" svg:y="0cm" svg:viewBox="0 0 6866 4842" draw:points="6866,3129 0,0 378,4842"><text:p/></draw:polygon></draw:g></text:span></text:h>
      <text:list xml:id="list141336675355114" text:continue-numbering="true" text:style-name="_5f_Numérotation_20_des_20_exercices">
        <text:list-item>
          <text:h text:style-name="P32" text:outline-level="1"><text:span text:style-name="_5f_Caractères">Dans le triangle BOA :</text:span></text:h>
        </text:list-item>
      </text:list>
      <text:h text:style-name="_5f_Paragraphe" text:outline-level="1"><text:span text:style-name="_5f_Caractères"><draw:g text:anchor-type="as-char" draw:z-index="63" draw:name="Forme 55" draw:style-name="gr11"><draw:line draw:style-name="gr14" draw:text-style-name="P41" svg:x1="0.199cm" svg:y1="2.876cm" svg:x2="2.505cm" svg:y2="0.324cm"><text:p/></draw:line><draw:line draw:style-name="gr14" draw:text-style-name="P41" svg:x1="2.51cm" svg:y1="0.324cm" svg:x2="6.959cm" svg:y2="3.628cm"><text:p/></draw:line><draw:line draw:style-name="gr14" draw:text-style-name="P41" svg:x1="6.955cm" svg:y1="3.631cm" svg:x2="0.199cm" svg:y2="2.879cm"><text:p/></draw:line><draw:frame draw:style-name="gr15" draw:text-style-name="P42" svg:width="0.216cm" svg:height="0.414cm" svg:x="6.969cm" svg:y="3.321cm"><draw:text-box><text:p text:style-name="P33"><text:span text:style-name="T12">O</text:span></text:p></draw:text-box></draw:frame><draw:frame draw:style-name="gr15" draw:text-style-name="P42" svg:width="0.214cm" svg:height="0.414cm" svg:x="2.575cm" svg:y="0cm"><draw:text-box><text:p text:style-name="P33"><text:span text:style-name="T12">A</text:span></text:p></draw:text-box></draw:frame><draw:frame draw:style-name="gr15" draw:text-style-name="P42" svg:width="0.216cm" svg:height="0.414cm" svg:x="0cm" svg:y="2.605cm"><draw:text-box><text:p text:style-name="P33"><text:span text:style-name="T12">B</text:span></text:p></draw:text-box></draw:frame></draw:g></text:span></text:h>
      <text:list xml:id="list141336702851553" text:continue-numbering="true" text:style-name="_5f_Numérotation_20_des_20_exercices">
        <text:list-item>
          <text:list>
            <text:list-item>
              <text:h text:style-name="P27" text:outline-level="2"><text:span text:style-name="_5f_Caractères">Trace en bleu la hauteur issue de A.</text:span></text:h>
            </text:list-item>
            <text:list-item>
              <text:h text:style-name="P27" text:outline-level="2"><text:span text:style-name="_5f_Caractères">Trace en rouge la médiatrice de [BO].</text:span></text:h>
            </text:list-item>
            <text:list-item>
              <text:h text:style-name="P27" text:outline-level="2"><text:span text:style-name="_5f_Caractères">En justifiant ta réponse, précise ce que peux-tu dire de ces deux droites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/text:span><text:span text:style-name="_5f_pointillés_20_gris"><text:span text:style-name="T7"><text:tab/><text:line-break/><text:tab/></text:span></text:span></text:p>
      <text:list xml:id="list141336352127026" text:continue-numbering="true" text:style-name="_5f_Numérotation_20_des_20_exercices">
        <text:list-item>
          <text:h text:style-name="P29" text:outline-level="1"><text:span text:style-name="_5f_Caractères_5f_gras">Dans un triangle</text:span></text:h>
        </text:list-item>
      </text:list>
      <text:h text:style-name="_5f_Paragraphe" text:outline-level="1"><text:span text:style-name="_5f_Caractères"><draw:g text:anchor-type="as-char" svg:y="-1.332cm" draw:z-index="61" draw:name="Forme 59" draw:style-name="gr19"><draw:frame draw:style-name="gr20" draw:text-style-name="P44" svg:width="0.258cm" svg:height="0.429cm" svg:x="2.185cm" svg:y="0cm"><draw:text-box><text:p text:style-name="P33"><text:span text:style-name="T13">C</text:span></text:p></draw:text-box></draw:frame><draw:frame draw:style-name="gr21" draw:text-style-name="P44" svg:width="0.278cm" svg:height="0.426cm" svg:x="5.72cm" svg:y="0.81cm"><draw:text-box><text:p text:style-name="P33"><text:span text:style-name="T13">H</text:span></text:p></draw:text-box></draw:frame><draw:frame draw:style-name="gr22" draw:text-style-name="P44" svg:width="0.112cm" svg:height="0.429cm" svg:x="8.911cm" svg:y="2.071cm"><draw:text-box><text:p text:style-name="P33"><text:span text:style-name="T13">I</text:span></text:p></draw:text-box></draw:frame><draw:frame draw:style-name="gr23" draw:text-style-name="P44" svg:width="0.23cm" svg:height="0.415cm" svg:x="5.399cm" svg:y="2.067cm"><draw:text-box><text:p text:style-name="P33"><text:span text:style-name="T13">E</text:span></text:p></draw:text-box></draw:frame><draw:custom-shape draw:style-name="gr24" draw:text-style-name="P45" svg:width="0.147cm" svg:height="0.149cm" draw:transform="skewX (0.0118682389135615) rotate (-0.236841179495631) translate (5.413375cm 1.17754166666667cm)"><text:p/><draw:enhanced-geometry svg:viewBox="0 0 21600 21600" draw:mirror-horizontal="false" draw:mirror-vertical="false" draw:type="rectangle" draw:enhanced-path="M 0 0 L 21600 0 21600 21600 0 21600 0 0 Z N"/></draw:custom-shape><draw:frame draw:name="DescriptionOOoTep 3" draw:style-name="gr25" draw:text-style-name="P46" svg:width="0.004cm" svg:height="0.004cm" svg:x="0.056cm" svg:y="2cm"><draw:text-box><text:p text:style-name="P36"><text:span text:style-name="T14">@options;</text:span></text:p><text:p text:style-name="P36"><text:span text:style-name="T14"/></text:p><text:p text:style-name="P36"><text:span text:style-name="T14">@figure;</text:span></text:p><text:p text:style-name="P36"><text:span text:style-name="T14"><text:s text:c="2"/></text:span><text:span text:style-name="T14">A = point( -5.27 , 1.2 );</text:span></text:p><text:p text:style-name="P36"><text:span text:style-name="T14"><text:s text:c="2"/></text:span><text:span text:style-name="T14">B = point( -2.03 , 3.63 );</text:span></text:p><text:p text:style-name="P36"><text:span text:style-name="T14"><text:s text:c="2"/></text:span><text:span text:style-name="T14">sAB = segment( A , B );</text:span></text:p><text:p text:style-name="P36"><text:span text:style-name="T14"><text:s text:c="2"/></text:span><text:span text:style-name="T14">C = point( 7.6 , 1.3 );</text:span></text:p><text:p text:style-name="P36"><text:span text:style-name="T14"><text:s text:c="2"/></text:span><text:span text:style-name="T14">sAC = segment( A , C );</text:span></text:p><text:p text:style-name="P36"><text:span text:style-name="T14"><text:s text:c="2"/></text:span><text:span text:style-name="T14">sBC = segment( B , C );</text:span></text:p><text:p text:style-name="P36"><text:span text:style-name="T14"><text:s text:c="2"/></text:span><text:span text:style-name="T14">medBC = mediatrice( B , C );</text:span></text:p><text:p text:style-name="P36"><text:span text:style-name="T14"/></text:p><text:p text:style-name="P36"><text:span text:style-name="T14"/></text:p></draw:text-box></draw:frame><draw:line draw:style-name="gr26" draw:text-style-name="P47" svg:x1="2.308cm" svg:y1="0.429cm" svg:x2="8.805cm" svg:y2="1.999cm"><text:p/></draw:line><draw:line draw:style-name="gr27" draw:text-style-name="P47" svg:x1="0.123cm" svg:y1="2.064cm" svg:x2="8.806cm" svg:y2="1.997cm"><text:p/></draw:line><draw:line draw:style-name="gr28" draw:text-style-name="P47" svg:x1="0.123cm" svg:y1="2.066cm" svg:x2="2.308cm" svg:y2="0.429cm"><text:p/></draw:line><draw:line draw:style-name="gr29" draw:text-style-name="P47" svg:x1="5.838cm" svg:y1="0.051cm" svg:x2="5.233cm" svg:y2="2.551cm"><text:p/></draw:line><draw:frame draw:style-name="gr30" draw:text-style-name="P44" svg:width="0.278cm" svg:height="0.428cm" svg:x="0cm" svg:y="2.067cm"><draw:text-box><text:p text:style-name="P33"><text:span text:style-name="T13">N</text:span></text:p></draw:text-box></draw:frame><draw:g draw:style-name="gr2"><draw:line draw:style-name="gr31" draw:text-style-name="P48" svg:x1="3.64cm" svg:y1="0.66cm" svg:x2="3.562cm" svg:y2="0.907cm"><text:p/></draw:line><draw:line draw:style-name="gr31" draw:text-style-name="P48" svg:x1="3.557cm" svg:y1="0.579cm" svg:x2="3.479cm" svg:y2="0.825cm"><text:p/></draw:line></draw:g><draw:g draw:style-name="gr2"><draw:line draw:style-name="gr31" draw:text-style-name="P48" svg:x1="7.254cm" svg:y1="1.519cm" svg:x2="7.176cm" svg:y2="1.766cm"><text:p/></draw:line><draw:line draw:style-name="gr31" draw:text-style-name="P48" svg:x1="7.171cm" svg:y1="1.438cm" svg:x2="7.093cm" svg:y2="1.684cm"><text:p/></draw:line></draw:g></draw:g></text:span></text:h>
      <text:list xml:id="list141336902945563" text:continue-numbering="true" text:style-name="_5f_Numérotation_20_des_20_exercices">
        <text:list-item>
          <text:list>
            <text:list-item>
              <text:h text:style-name="P27" text:outline-level="2"><text:span text:style-name="_5f_Caractères">En justifiant ta réponse, indique ce que représente la droite (HE) pour le segment [CI]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  <text:list xml:id="list141336882042246" text:continue-numbering="true" text:style-name="_5f_Numérotation_20_des_20_exercices">
        <text:list-item>
          <text:list>
            <text:list-item>
              <text:h text:style-name="P27" text:outline-level="2"><text:span text:style-name="_5f_Caractères">En justifiant ta réponse, que peux tu dire des longueurs CE et EI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  <text:list xml:id="list141335848975071" text:continue-numbering="true" text:style-name="_5f_Numérotation_20_des_20_exercices">
        <text:list-item>
          <text:list>
            <text:list-item>
              <text:h text:style-name="P27" text:outline-level="2"><text:span text:style-name="_5f_Caractères">En justifiant ta réponse, précise la nature du triangle CEI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  <text:list xml:id="list141336063418882" text:continue-numbering="true" text:style-name="_5f_Numérotation_20_des_20_exercices">
        <text:list-item>
          <text:list>
            <text:list-item>
              <text:h text:style-name="P27" text:outline-level="2"><text:span text:style-name="_5f_Caractères">Trace la hauteur du triangle CIN issue de N. Elle coupe la droite (CI) en S.</text:span></text:h>
            </text:list-item>
            <text:list-item>
              <text:h text:style-name="P27" text:outline-level="2"><text:span text:style-name="_5f_Caractères">En justifiant ta réponse, que peux-tu dire des droites (NS) et (HE)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01cm" draw:dots2="1" draw:dots2-length="0.001cm" draw:distance="0.001cm"/>
    <draw:stroke-dash draw:name="Dashed_20__28_var_29__20_6285" draw:display-name="Dashed (var) 6285" draw:style="rect" draw:dots1="1" draw:dots1-length="0.001cm" draw:dots2="1" draw:dots2-length="0.001cm" draw:distance="0.001cm"/>
    <draw:stroke-dash draw:name="Dashed_20__28_var_29__20_6286" draw:display-name="Dashed (var) 6286" draw:style="rect" draw:dots1="1" draw:dots1-length="0.001cm" draw:dots2="1" draw:dots2-length="0.001cm" draw:distance="0.00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321" draw:display-name="Dashed (var) 6321" draw:style="rect" draw:dots1="1" draw:dots1-length="0.006cm" draw:dots2="1" draw:dots2-length="0.006cm" draw:distance="0.006cm"/>
    <draw:stroke-dash draw:name="Dashed_20__28_var_29__20_6322" draw:display-name="Dashed (var) 6322" draw:style="rect" draw:dots1="1" draw:dots1-length="0.006cm" draw:dots2="1" draw:dots2-length="0.006cm" draw:distance="0.006cm"/>
    <draw:stroke-dash draw:name="Dashed_20__28_var_29__20_6323" draw:display-name="Dashed (var) 6323" draw:style="rect" draw:dots1="1" draw:dots1-length="0.006cm" draw:dots2="1" draw:dots2-length="0.006cm" draw:distance="0.006cm"/>
    <draw:stroke-dash draw:name="Dashed_20__28_var_29__20_6324" draw:display-name="Dashed (var) 6324" draw:style="rect" draw:dots1="1" draw:dots1-length="0.006cm" draw:dots2="1" draw:dots2-length="0.006cm" draw:distance="0.006cm"/>
    <draw:stroke-dash draw:name="Dashed_20__28_var_29__20_6325" draw:display-name="Dashed (var) 6325" draw:style="rect" draw:dots1="1" draw:dots1-length="0.006cm" draw:dots2="1" draw:dots2-length="0.006cm" draw:distance="0.006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3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fo:font-variant="small-caps" fo:color="#1ca2b8" loext:opacity="100%" style:font-name="Bitstream Vera Sans3" fo:font-size="16pt" fo:font-style="normal" fo:text-shadow="none" fo:font-weight="bold" officeooo:rsid="00fc60e2" officeooo:paragraph-rsid="00fc60e2"/>
    </style:style>
    <style:style style:name="MP23" style:family="paragraph" style:parent-style-name="_5f_Header_20_G_20_page_20_paire_20__28_G_29_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0ff1fa1" officeooo:paragraph-rsid="00ff1fa1"/>
    </style:style>
    <style:style style:name="MP24" style:family="paragraph">
      <loext:graphic-properties draw:fill="solid" draw:fill-color="#1ca2b8"/>
    </style:style>
    <style:style style:name="MP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/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8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1ca2b8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45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3" draw:name="Ligne_Entete_Impair_Mesures_2col" draw:style-name="Mgr3" draw:text-style-name="MP3" svg:x1="16.023cm" svg:y1="0.36cm" svg:x2="20.496cm" svg:y2="0.36cm"><text:p/></draw:line><draw:line text:anchor-type="paragraph" draw:z-index="59" draw:name="Ligne_Verticale_Impair_Mesures_2col" draw:style-name="Mgr3" draw:text-style-name="MP3" svg:x1="9.477cm" svg:y1="1.979cm" svg:x2="9.477cm" svg:y2="27.016cm"><text:p/></draw:line><draw:g text:anchor-type="paragraph" draw:z-index="11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46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4" draw:name="Ligne_Entete_Pair_Mesures_2col" draw:style-name="Mgr3" draw:text-style-name="MP3" svg:x1="16.023cm" svg:y1="0.36cm" svg:x2="20.496cm" svg:y2="0.36cm"><text:p/></draw:line><draw:line text:anchor-type="paragraph" draw:z-index="60" draw:name="Ligne_Verticale_Pair_Mesures_2col" draw:style-name="Mgr3" draw:text-style-name="MP3" svg:x1="9.502cm" svg:y1="2.046cm" svg:x2="9.502cm" svg:y2="27.083cm"><text:p/></draw:line><draw:g text:anchor-type="paragraph" draw:z-index="12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3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1" draw:name="Ligne_Entete_Impair_Mesures_1col" draw:style-name="Mgr3" draw:text-style-name="MP3" svg:x1="16.023cm" svg:y1="0.36cm" svg:x2="20.496cm" svg:y2="0.36cm"><text:p/></draw:line><draw:g text:anchor-type="paragraph" draw:z-index="9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4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52" draw:name="Ligne_Entete_Pair_Mesures_1col" draw:style-name="Mgr3" draw:text-style-name="MP3" svg:x1="16.023cm" svg:y1="0.36cm" svg:x2="20.496cm" svg:y2="0.36cm"><text:p/></draw:line><draw:g text:anchor-type="paragraph" draw:z-index="10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2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3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1" draw:name="Ligne_Entete_Impair_Donnees_2col" draw:style-name="Mgr7" draw:text-style-name="MP3" svg:x1="16.023cm" svg:y1="0.36cm" svg:x2="20.496cm" svg:y2="0.36cm"><text:p/></draw:line><draw:line text:anchor-type="paragraph" draw:z-index="57" draw:name="Ligne_Verticale_Impair_Donnees_2col" draw:style-name="Mgr7" draw:text-style-name="MP3" svg:x1="9.477cm" svg:y1="2.007cm" svg:x2="9.477cm" svg:y2="27.044cm"><text:p/></draw:line><draw:g text:anchor-type="paragraph" draw:z-index="5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4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2" draw:name="Ligne_Entete_Pair_Donnees_2col" draw:style-name="Mgr7" draw:text-style-name="MP3" svg:x1="16.023cm" svg:y1="0.36cm" svg:x2="20.496cm" svg:y2="0.36cm"><text:p/></draw:line><draw:line text:anchor-type="paragraph" draw:z-index="58" draw:name="Ligne_Verticale_Pair_Donnees_2col" draw:style-name="Mgr7" draw:text-style-name="MP3" svg:x1="9.533cm" svg:y1="1.949cm" svg:x2="9.533cm" svg:y2="26.986cm"><text:p/></draw:line><draw:g text:anchor-type="paragraph" draw:z-index="8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28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0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Impair_Donnees_1col" draw:style-name="Mgr7" draw:text-style-name="MP3" svg:x1="16.023cm" svg:y1="0.36cm" svg:x2="20.496cm" svg:y2="0.36cm"><text:p/></draw:line><draw:g text:anchor-type="paragraph" draw:z-index="6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29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1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9" draw:name="Ligne_Entete_Pair_Donnees_1col" draw:style-name="Mgr7" draw:text-style-name="MP3" svg:x1="16.023cm" svg:y1="0.36cm" svg:x2="20.496cm" svg:y2="0.36cm"><text:p/></draw:line><draw:g text:anchor-type="paragraph" draw:z-index="7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6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line text:anchor-type="paragraph" draw:z-index="37" draw:name="Ligne_Entete_Impair_Geometrie_2col" draw:style-name="Mgr9" draw:text-style-name="MP3" svg:x1="55.598cm" svg:y1="0.36cm" svg:x2="45.884cm" svg:y2="0.36cm"><text:p/></draw:line><draw:line text:anchor-type="paragraph" draw:z-index="55" draw:name="Ligne_Verticale_Impair_Geometrie_2col" draw:style-name="Mgr9" draw:text-style-name="MP3" svg:x1="9.477cm" svg:y1="1.949cm" svg:x2="9.477cm" svg:y2="26.986cm"><text:p/></draw:line>Médiatrices et hauteurs</text:p>
      </style:header>
      <style:header-left>
        <text:p text:style-name="MP23"><draw:path text:anchor-type="paragraph" draw:z-index="13" draw:name="Fond_Num_Serie_Pair_Geometrie_2col" draw:style-name="Mgr10" draw:text-style-name="MP24" svg:width="4.329cm" svg:height="2.24cm" svg:x="-1.499cm" svg:y="-1cm" svg:viewBox="0 0 4330 2241" svg:d="M0 2241l3984-288c209-15 363-168 345-342l-170-1611h-4159z"><text:p/></draw:path><draw:frame text:anchor-type="paragraph" draw:z-index="27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4</text:span></text:p></draw:text-box></draw:frame><draw:line text:anchor-type="paragraph" draw:z-index="38" draw:name="Ligne_Entete_Pair_Geometrie_2col" draw:style-name="Mgr9" draw:text-style-name="MP3" svg:x1="55.599cm" svg:y1="0.36cm" svg:x2="45.769cm" svg:y2="0.36cm"><text:p/></draw:line><draw:line text:anchor-type="paragraph" draw:z-index="56" draw:name="Ligne_Verticale_Pair_Geometrie_2col" draw:style-name="Mgr9" draw:text-style-name="MP3" svg:x1="9.477cm" svg:y1="2.028cm" svg:x2="9.477cm" svg:y2="27.065cm"><text:p/></draw:line><draw:g text:anchor-type="paragraph" draw:z-index="4" draw:name="Fond_Num_Page_Pair_Geometrie_2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Médiatrices et hauteurs</text:p>
      </style:header-left>
      <style:footer>
        <text:h text:style-name="MP26" text:outline-level="1"><text:s text:c="4"/></text:h>
      </style:footer>
      <style:footer-left>
        <text:h text:style-name="MP27" text:outline-level="1"><draw:frame draw:style-name="Mfr1" draw:name="Cadre_Pied_Pair_Geometrie_2col" text:anchor-type="paragraph" svg:x="1.231cm" svg:y="-0.021cm" draw:z-index="0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23" draw:name="Fond_Num_Serie_Im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6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Impair_Geometrie_1col" draw:style-name="Mgr9" draw:text-style-name="MP3" svg:x1="16.023cm" svg:y1="0.36cm" svg:x2="20.496cm" svg:y2="0.36cm"><text:p/></draw:line><draw:g text:anchor-type="paragraph" draw:z-index="2" draw:name="Fond_Num_Page_Impair_Geometrie_1col" draw:style-name="Mgr4"><draw:path draw:style-name="Mgr11" draw:text-style-name="MP25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9"><draw:path text:anchor-type="paragraph" draw:z-index="24" draw:name="Fond_Num_Serie_Pair_Geometrie_1col" draw:style-name="Mgr12" draw:text-style-name="MP24" svg:width="4.329cm" svg:height="2.24cm" svg:x="-1.499cm" svg:y="-1cm" svg:viewBox="0 0 4330 2241" svg:d="M0 2241l3984-288c209-15 363-168 345-342l-170-1611h-4159z"><text:p/></draw:path><draw:frame text:anchor-type="paragraph" draw:z-index="25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5" draw:name="Ligne_Entete_Pair_Geometrie_1col" draw:style-name="Mgr9" draw:text-style-name="MP3" svg:x1="16.023cm" svg:y1="0.36cm" svg:x2="20.496cm" svg:y2="0.36cm"><text:p/></draw:line><draw:g text:anchor-type="paragraph" draw:z-index="3" draw:name="Fond_Num_Page_Pair_Geometrie_1col" draw:style-name="Mgr4"><draw:path draw:style-name="Mgr11" draw:text-style-name="MP25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15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22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6" draw:name="Ligne_Entete_Impair_Numerique_2col" draw:style-name="Mgr14" draw:text-style-name="MP3" svg:x1="16.023cm" svg:y1="0.36cm" svg:x2="20.496cm" svg:y2="0.36cm"><text:p/></draw:line><draw:line text:anchor-type="paragraph" draw:z-index="20" draw:name="Ligne_Verticale_Impair_Numerique_2col" draw:style-name="Mgr14" draw:text-style-name="MP3" svg:x1="9.477cm" svg:y1="2.007cm" svg:x2="9.477cm" svg:y2="27.044cm"><text:p/></draw:line><draw:g text:anchor-type="paragraph" draw:z-index="0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17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18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" draw:name="Ligne_Entete_Pair_Numerique_2col" draw:style-name="Mgr14" draw:text-style-name="MP3" svg:x1="16.023cm" svg:y1="0.36cm" svg:x2="20.496cm" svg:y2="0.36cm"><text:p/></draw:line><draw:line text:anchor-type="paragraph" draw:z-index="21" draw:name="Ligne_Verticale_Pair_Numerique_2col" draw:style-name="Mgr14" draw:text-style-name="MP3" svg:x1="9.477cm" svg:y1="2.007cm" svg:x2="9.477cm" svg:y2="27.044cm"><text:p/></draw:line><draw:g text:anchor-type="paragraph" draw:z-index="1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54:54.975000000</meta:creation-date>
    <meta:initial-creator>M. KHARROUBI</meta:initial-creator>
    <meta:editing-duration>PT25M36S</meta:editing-duration>
    <meta:editing-cycles>11</meta:editing-cycles>
    <meta:generator>LibreOffice/7.4.3.2$Windows_X86_64 LibreOffice_project/1048a8393ae2eeec98dff31b5c133c5f1d08b890</meta:generator>
    <dc:date>2024-10-06T14:13:35.026000000</dc:date>
    <meta:document-statistic meta:table-count="0" meta:image-count="0" meta:object-count="0" meta:page-count="1" meta:paragraph-count="64" meta:word-count="215" meta:character-count="1143" meta:non-whitespace-character-count="945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